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3" table:default-cell-style-name="Default"/>
        <table:table-row table:style-name="ro3">
          <table:table-cell/>
          <table:table-cell office:value-type="string">
            <text:p>1000 x 16</text:p>
          </table:table-cell>
          <table:table-cell office:value-type="string">
            <text:p>CUDA Matrix Multiply</text:p>
          </table:table-cell>
          <table:table-cell office:value-type="string">
            <text:p>OpenCL Matrix Multiply</text:p>
          </table:table-cell>
          <table:table-cell office:value-type="string">
            <text:p>CUDA Shared Memory</text:p>
          </table:table-cell>
          <table:table-cell office:value-type="string">
            <text:p>OpenCL Shared Memory</text:p>
          </table:table-cell>
          <table:table-cell table:number-columns-repeated="3"/>
          <table:table-cell office:value-type="string">
            <text:p>CUDA Matrix Multiply</text:p>
          </table:table-cell>
          <table:table-cell office:value-type="string">
            <text:p>OpenCL Matrix Multiply</text:p>
          </table:table-cell>
          <table:table-cell office:value-type="string">
            <text:p>CUDA Shared Memory</text:p>
          </table:table-cell>
          <table:table-cell office:value-type="string">
            <text:p>OpenCL Shared Memory</text:p>
          </table:table-cell>
        </table:table-row>
        <table:table-row table:style-name="ro2">
          <table:table-cell/>
          <table:table-cell office:value-type="string">
            <text:p>Tesla</text:p>
          </table:table-cell>
          <table:table-cell office:value-type="float" office:value="0.043">
            <text:p>0.043</text:p>
          </table:table-cell>
          <table:table-cell office:value-type="float" office:value="0.032">
            <text:p>0.032</text:p>
          </table:table-cell>
          <table:table-cell office:value-type="float" office:value="0.013">
            <text:p>0.013</text:p>
          </table:table-cell>
          <table:table-cell office:value-type="float" office:value="0.018">
            <text:p>0.018</text:p>
          </table:table-cell>
          <table:table-cell/>
          <table:table-cell office:value-type="string">
            <text:p>Tesla</text:p>
          </table:table-cell>
          <table:table-cell office:value-type="float" office:value="1000">
            <text:p>1000</text:p>
          </table:table-cell>
          <table:table-cell office:value-type="float" office:value="0.043">
            <text:p>0.043</text:p>
          </table:table-cell>
          <table:table-cell office:value-type="float" office:value="0.0324">
            <text:p>0.0324</text:p>
          </table:table-cell>
          <table:table-cell office:value-type="float" office:value="0.0122">
            <text:p>0.0122</text:p>
          </table:table-cell>
          <table:table-cell office:value-type="float" office:value="0.0193">
            <text:p>0.0193</text:p>
          </table:table-cell>
        </table:table-row>
        <table:table-row table:style-name="ro2">
          <table:table-cell table:number-columns-repeated="2"/>
          <table:table-cell office:value-type="float" office:value="0.043">
            <text:p>0.043</text:p>
          </table:table-cell>
          <table:table-cell office:value-type="float" office:value="0.033">
            <text:p>0.033</text:p>
          </table:table-cell>
          <table:table-cell office:value-type="float" office:value="0.012">
            <text:p>0.012</text:p>
          </table:table-cell>
          <table:table-cell office:value-type="float" office:value="0.02">
            <text:p>0.02</text:p>
          </table:table-cell>
          <table:table-cell table:number-columns-repeated="2"/>
          <table:table-cell office:value-type="float" office:value="2000">
            <text:p>2000</text:p>
          </table:table-cell>
          <table:table-cell office:value-type="float" office:value="0.2634">
            <text:p>0.2634</text:p>
          </table:table-cell>
          <table:table-cell office:value-type="float" office:value="0.1991">
            <text:p>0.1991</text:p>
          </table:table-cell>
          <table:table-cell office:value-type="float" office:value="0.0885">
            <text:p>0.0885</text:p>
          </table:table-cell>
          <table:table-cell office:value-type="float" office:value="0.1119">
            <text:p>0.1119</text:p>
          </table:table-cell>
        </table:table-row>
        <table:table-row table:style-name="ro2">
          <table:table-cell table:number-columns-repeated="2"/>
          <table:table-cell office:value-type="float" office:value="0.043">
            <text:p>0.043</text:p>
          </table:table-cell>
          <table:table-cell office:value-type="float" office:value="0.033">
            <text:p>0.033</text:p>
          </table:table-cell>
          <table:table-cell office:value-type="float" office:value="0.012">
            <text:p>0.012</text:p>
          </table:table-cell>
          <table:table-cell office:value-type="float" office:value="0.019">
            <text:p>0.019</text:p>
          </table:table-cell>
          <table:table-cell table:number-columns-repeated="2"/>
          <table:table-cell office:value-type="float" office:value="3000">
            <text:p>3000</text:p>
          </table:table-cell>
          <table:table-cell office:value-type="float" office:value="1.1478">
            <text:p>1.1478</text:p>
          </table:table-cell>
          <table:table-cell office:value-type="float" office:value="0.9542">
            <text:p>0.9542</text:p>
          </table:table-cell>
          <table:table-cell office:value-type="float" office:value="0.3195">
            <text:p>0.3195</text:p>
          </table:table-cell>
          <table:table-cell office:value-type="float" office:value="0.3601">
            <text:p>0.3601</text:p>
          </table:table-cell>
        </table:table-row>
        <table:table-row table:style-name="ro2">
          <table:table-cell table:number-columns-repeated="2"/>
          <table:table-cell office:value-type="float" office:value="0.043">
            <text:p>0.043</text:p>
          </table:table-cell>
          <table:table-cell office:value-type="float" office:value="0.032">
            <text:p>0.032</text:p>
          </table:table-cell>
          <table:table-cell office:value-type="float" office:value="0.012">
            <text:p>0.012</text:p>
          </table:table-cell>
          <table:table-cell office:value-type="float" office:value="0.02">
            <text:p>0.02</text:p>
          </table:table-cell>
          <table:table-cell table:number-columns-repeated="2"/>
          <table:table-cell office:value-type="float" office:value="4000">
            <text:p>4000</text:p>
          </table:table-cell>
          <table:table-cell office:value-type="float" office:value="2.1075">
            <text:p>2.1075</text:p>
          </table:table-cell>
          <table:table-cell office:value-type="float" office:value="1.8336">
            <text:p>1.8336</text:p>
          </table:table-cell>
          <table:table-cell office:value-type="float" office:value="0.7067">
            <text:p>0.7067</text:p>
          </table:table-cell>
          <table:table-cell office:value-type="float" office:value="0.7856">
            <text:p>0.7856</text:p>
          </table:table-cell>
        </table:table-row>
        <table:table-row table:style-name="ro2">
          <table:table-cell table:number-columns-repeated="2"/>
          <table:table-cell office:value-type="float" office:value="0.043">
            <text:p>0.043</text:p>
          </table:table-cell>
          <table:table-cell office:value-type="float" office:value="0.033">
            <text:p>0.033</text:p>
          </table:table-cell>
          <table:table-cell office:value-type="float" office:value="0.012">
            <text:p>0.012</text:p>
          </table:table-cell>
          <table:table-cell office:value-type="float" office:value="0.02">
            <text:p>0.02</text:p>
          </table:table-cell>
          <table:table-cell table:number-columns-repeated="2"/>
          <table:table-cell office:value-type="float" office:value="6000">
            <text:p>6000</text:p>
          </table:table-cell>
          <table:table-cell office:value-type="float" office:value="7.1527">
            <text:p>7.1527</text:p>
          </table:table-cell>
          <table:table-cell office:value-type="float" office:value="7.4046">
            <text:p>7.4046</text:p>
          </table:table-cell>
          <table:table-cell office:value-type="float" office:value="2.383">
            <text:p>2.383</text:p>
          </table:table-cell>
          <table:table-cell office:value-type="float" office:value="2.5379">
            <text:p>2.5379</text:p>
          </table:table-cell>
        </table:table-row>
        <table:table-row table:style-name="ro2">
          <table:table-cell table:number-columns-repeated="2"/>
          <table:table-cell office:value-type="float" office:value="0.043">
            <text:p>0.043</text:p>
          </table:table-cell>
          <table:table-cell office:value-type="float" office:value="0.033">
            <text:p>0.033</text:p>
          </table:table-cell>
          <table:table-cell office:value-type="float" office:value="0.012">
            <text:p>0.012</text:p>
          </table:table-cell>
          <table:table-cell office:value-type="float" office:value="0.02">
            <text:p>0.02</text:p>
          </table:table-cell>
          <table:table-cell table:number-columns-repeated="2"/>
          <table:table-cell office:value-type="float" office:value="8000">
            <text:p>8000</text:p>
          </table:table-cell>
          <table:table-cell office:value-type="float" office:value="17.2594003">
            <text:p>17.2594003</text:p>
          </table:table-cell>
          <table:table-cell office:value-type="float" office:value="20.6427003">
            <text:p>20.6427003</text:p>
          </table:table-cell>
          <table:table-cell office:value-type="float" office:value="5.6686">
            <text:p>5.6686</text:p>
          </table:table-cell>
          <table:table-cell office:value-type="float" office:value="5.932">
            <text:p>5.932</text:p>
          </table:table-cell>
        </table:table-row>
        <table:table-row table:style-name="ro2">
          <table:table-cell table:number-columns-repeated="2"/>
          <table:table-cell office:value-type="float" office:value="0.043">
            <text:p>0.043</text:p>
          </table:table-cell>
          <table:table-cell office:value-type="float" office:value="0.032">
            <text:p>0.032</text:p>
          </table:table-cell>
          <table:table-cell office:value-type="float" office:value="0.012">
            <text:p>0.012</text:p>
          </table:table-cell>
          <table:table-cell office:value-type="float" office:value="0.019">
            <text:p>0.019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float" office:value="33.5093003">
            <text:p>33.5093003</text:p>
          </table:table-cell>
          <table:table-cell office:value-type="float" office:value="41.4263">
            <text:p>41.4263</text:p>
          </table:table-cell>
          <table:table-cell office:value-type="float" office:value="11.0554">
            <text:p>11.0554</text:p>
          </table:table-cell>
          <table:table-cell office:value-type="float" office:value="11.4026">
            <text:p>11.4026</text:p>
          </table:table-cell>
        </table:table-row>
        <table:table-row table:style-name="ro2">
          <table:table-cell table:number-columns-repeated="2"/>
          <table:table-cell office:value-type="float" office:value="0.043">
            <text:p>0.043</text:p>
          </table:table-cell>
          <table:table-cell office:value-type="float" office:value="0.032">
            <text:p>0.032</text:p>
          </table:table-cell>
          <table:table-cell office:value-type="float" office:value="0.012">
            <text:p>0.012</text:p>
          </table:table-cell>
          <table:table-cell office:value-type="float" office:value="0.019">
            <text:p>0.01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0.043">
            <text:p>0.043</text:p>
          </table:table-cell>
          <table:table-cell office:value-type="float" office:value="0.032">
            <text:p>0.032</text:p>
          </table:table-cell>
          <table:table-cell office:value-type="float" office:value="0.013">
            <text:p>0.013</text:p>
          </table:table-cell>
          <table:table-cell office:value-type="float" office:value="0.019">
            <text:p>0.01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0.043">
            <text:p>0.043</text:p>
          </table:table-cell>
          <table:table-cell office:value-type="float" office:value="0.032">
            <text:p>0.032</text:p>
          </table:table-cell>
          <table:table-cell office:value-type="float" office:value="0.012">
            <text:p>0.012</text:p>
          </table:table-cell>
          <table:table-cell office:value-type="float" office:value="0.019">
            <text:p>0.01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verage</text:p>
          </table:table-cell>
          <table:table-cell office:value-type="float" office:value="0.043">
            <text:p>0.043</text:p>
          </table:table-cell>
          <table:table-cell office:value-type="float" office:value="0.0324">
            <text:p>0.0324</text:p>
          </table:table-cell>
          <table:table-cell office:value-type="float" office:value="0.0122">
            <text:p>0.0122</text:p>
          </table:table-cell>
          <table:table-cell office:value-type="float" office:value="0.0193">
            <text:p>0.0193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2000 x <text:s/>16</text:p>
          </table:table-cell>
          <table:table-cell office:value-type="string">
            <text:p>CUDA Matrix Multiply</text:p>
          </table:table-cell>
          <table:table-cell office:value-type="string">
            <text:p>OpenCL Matrix Multiply</text:p>
          </table:table-cell>
          <table:table-cell office:value-type="string">
            <text:p>CUDA Shared Memory</text:p>
          </table:table-cell>
          <table:table-cell office:value-type="string">
            <text:p>OpenCL Shared Memory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esla</text:p>
          </table:table-cell>
          <table:table-cell office:value-type="float" office:value="0.263">
            <text:p>0.263</text:p>
          </table:table-cell>
          <table:table-cell office:value-type="float" office:value="0.197">
            <text:p>0.197</text:p>
          </table:table-cell>
          <table:table-cell office:value-type="float" office:value="0.088">
            <text:p>0.088</text:p>
          </table:table-cell>
          <table:table-cell office:value-type="float" office:value="0.112">
            <text:p>0.11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0.263">
            <text:p>0.263</text:p>
          </table:table-cell>
          <table:table-cell office:value-type="float" office:value="0.199">
            <text:p>0.199</text:p>
          </table:table-cell>
          <table:table-cell office:value-type="float" office:value="0.089">
            <text:p>0.089</text:p>
          </table:table-cell>
          <table:table-cell office:value-type="float" office:value="0.113">
            <text:p>0.11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0.264">
            <text:p>0.264</text:p>
          </table:table-cell>
          <table:table-cell office:value-type="float" office:value="0.201">
            <text:p>0.201</text:p>
          </table:table-cell>
          <table:table-cell office:value-type="float" office:value="0.088">
            <text:p>0.088</text:p>
          </table:table-cell>
          <table:table-cell office:value-type="float" office:value="0.111">
            <text:p>0.11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0.264">
            <text:p>0.264</text:p>
          </table:table-cell>
          <table:table-cell office:value-type="float" office:value="0.199">
            <text:p>0.199</text:p>
          </table:table-cell>
          <table:table-cell office:value-type="float" office:value="0.089">
            <text:p>0.089</text:p>
          </table:table-cell>
          <table:table-cell office:value-type="float" office:value="0.111">
            <text:p>0.11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0.264">
            <text:p>0.264</text:p>
          </table:table-cell>
          <table:table-cell office:value-type="float" office:value="0.199">
            <text:p>0.199</text:p>
          </table:table-cell>
          <table:table-cell office:value-type="float" office:value="0.089">
            <text:p>0.089</text:p>
          </table:table-cell>
          <table:table-cell office:value-type="float" office:value="0.111">
            <text:p>0.11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0.264">
            <text:p>0.264</text:p>
          </table:table-cell>
          <table:table-cell office:value-type="float" office:value="0.201">
            <text:p>0.201</text:p>
          </table:table-cell>
          <table:table-cell office:value-type="float" office:value="0.088">
            <text:p>0.088</text:p>
          </table:table-cell>
          <table:table-cell office:value-type="float" office:value="0.114">
            <text:p>0.11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0.263">
            <text:p>0.263</text:p>
          </table:table-cell>
          <table:table-cell office:value-type="float" office:value="0.199">
            <text:p>0.199</text:p>
          </table:table-cell>
          <table:table-cell office:value-type="float" office:value="0.088">
            <text:p>0.088</text:p>
          </table:table-cell>
          <table:table-cell office:value-type="float" office:value="0.112">
            <text:p>0.11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0.263">
            <text:p>0.263</text:p>
          </table:table-cell>
          <table:table-cell office:value-type="float" office:value="0.2">
            <text:p>0.2</text:p>
          </table:table-cell>
          <table:table-cell office:value-type="float" office:value="0.089">
            <text:p>0.089</text:p>
          </table:table-cell>
          <table:table-cell office:value-type="float" office:value="0.112">
            <text:p>0.11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0.263">
            <text:p>0.263</text:p>
          </table:table-cell>
          <table:table-cell office:value-type="float" office:value="0.199">
            <text:p>0.199</text:p>
          </table:table-cell>
          <table:table-cell office:value-type="float" office:value="0.089">
            <text:p>0.089</text:p>
          </table:table-cell>
          <table:table-cell office:value-type="float" office:value="0.112">
            <text:p>0.11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0.263">
            <text:p>0.263</text:p>
          </table:table-cell>
          <table:table-cell office:value-type="float" office:value="0.197">
            <text:p>0.197</text:p>
          </table:table-cell>
          <table:table-cell office:value-type="float" office:value="0.088">
            <text:p>0.088</text:p>
          </table:table-cell>
          <table:table-cell office:value-type="float" office:value="0.111">
            <text:p>0.11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15:.C24])" office:value-type="float" office:value="0.2634">
            <text:p>0.2634</text:p>
          </table:table-cell>
          <table:table-cell table:formula="of:=AVERAGE([.D15:.D24])" office:value-type="float" office:value="0.1991">
            <text:p>0.1991</text:p>
          </table:table-cell>
          <table:table-cell table:formula="of:=AVERAGE([.E15:.E24])" office:value-type="float" office:value="0.0885">
            <text:p>0.0885</text:p>
          </table:table-cell>
          <table:table-cell table:formula="of:=AVERAGE([.F15:.F24])" office:value-type="float" office:value="0.1119">
            <text:p>0.1119</text:p>
          </table:table-cell>
          <table:table-cell table:number-columns-repeated="7"/>
        </table:table-row>
        <table:table-row table:style-name="ro2" table:number-rows-repeated="2">
          <table:table-cell table:number-columns-repeated="13"/>
        </table:table-row>
        <table:table-row table:style-name="ro2">
          <table:table-cell/>
          <table:table-cell office:value-type="string">
            <text:p>3000 x 16</text:p>
          </table:table-cell>
          <table:table-cell office:value-type="string">
            <text:p>CUDA Matrix Multiply</text:p>
          </table:table-cell>
          <table:table-cell office:value-type="string">
            <text:p>OpenCL Matrix Multiply</text:p>
          </table:table-cell>
          <table:table-cell office:value-type="string">
            <text:p>CUDA Shared Memory</text:p>
          </table:table-cell>
          <table:table-cell office:value-type="string">
            <text:p>OpenCL Shared Memory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esla</text:p>
          </table:table-cell>
          <table:table-cell office:value-type="float" office:value="1.147">
            <text:p>1.147</text:p>
          </table:table-cell>
          <table:table-cell office:value-type="float" office:value="0.953">
            <text:p>0.953</text:p>
          </table:table-cell>
          <table:table-cell office:value-type="float" office:value="0.319">
            <text:p>0.319</text:p>
          </table:table-cell>
          <table:table-cell office:value-type="float" office:value="0.365">
            <text:p>0.3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.146">
            <text:p>1.146</text:p>
          </table:table-cell>
          <table:table-cell office:value-type="float" office:value="0.955">
            <text:p>0.955</text:p>
          </table:table-cell>
          <table:table-cell office:value-type="float" office:value="0.32">
            <text:p>0.32</text:p>
          </table:table-cell>
          <table:table-cell office:value-type="float" office:value="0.36">
            <text:p>0.3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.147">
            <text:p>1.147</text:p>
          </table:table-cell>
          <table:table-cell office:value-type="float" office:value="0.951">
            <text:p>0.951</text:p>
          </table:table-cell>
          <table:table-cell office:value-type="float" office:value="0.32">
            <text:p>0.32</text:p>
          </table:table-cell>
          <table:table-cell office:value-type="float" office:value="0.358">
            <text:p>0.35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.149">
            <text:p>1.149</text:p>
          </table:table-cell>
          <table:table-cell office:value-type="float" office:value="0.951">
            <text:p>0.951</text:p>
          </table:table-cell>
          <table:table-cell office:value-type="float" office:value="0.319">
            <text:p>0.319</text:p>
          </table:table-cell>
          <table:table-cell office:value-type="float" office:value="0.358">
            <text:p>0.35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.146">
            <text:p>1.146</text:p>
          </table:table-cell>
          <table:table-cell office:value-type="float" office:value="0.949">
            <text:p>0.949</text:p>
          </table:table-cell>
          <table:table-cell office:value-type="float" office:value="0.319">
            <text:p>0.319</text:p>
          </table:table-cell>
          <table:table-cell office:value-type="float" office:value="0.359">
            <text:p>0.35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.147">
            <text:p>1.147</text:p>
          </table:table-cell>
          <table:table-cell office:value-type="float" office:value="0.955">
            <text:p>0.955</text:p>
          </table:table-cell>
          <table:table-cell office:value-type="float" office:value="0.32">
            <text:p>0.32</text:p>
          </table:table-cell>
          <table:table-cell office:value-type="float" office:value="0.358">
            <text:p>0.35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.148">
            <text:p>1.148</text:p>
          </table:table-cell>
          <table:table-cell office:value-type="float" office:value="0.954">
            <text:p>0.954</text:p>
          </table:table-cell>
          <table:table-cell office:value-type="float" office:value="0.32">
            <text:p>0.32</text:p>
          </table:table-cell>
          <table:table-cell office:value-type="float" office:value="0.357">
            <text:p>0.35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.15">
            <text:p>1.15</text:p>
          </table:table-cell>
          <table:table-cell office:value-type="float" office:value="0.958">
            <text:p>0.958</text:p>
          </table:table-cell>
          <table:table-cell office:value-type="float" office:value="0.32">
            <text:p>0.32</text:p>
          </table:table-cell>
          <table:table-cell office:value-type="float" office:value="0.357">
            <text:p>0.35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.15">
            <text:p>1.15</text:p>
          </table:table-cell>
          <table:table-cell office:value-type="float" office:value="0.965">
            <text:p>0.965</text:p>
          </table:table-cell>
          <table:table-cell office:value-type="float" office:value="0.319">
            <text:p>0.319</text:p>
          </table:table-cell>
          <table:table-cell office:value-type="float" office:value="0.359">
            <text:p>0.35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.148">
            <text:p>1.148</text:p>
          </table:table-cell>
          <table:table-cell office:value-type="float" office:value="0.951">
            <text:p>0.951</text:p>
          </table:table-cell>
          <table:table-cell office:value-type="float" office:value="0.319">
            <text:p>0.319</text:p>
          </table:table-cell>
          <table:table-cell office:value-type="float" office:value="0.37">
            <text:p>0.3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29:.C38])" office:value-type="float" office:value="1.1478">
            <text:p>1.1478</text:p>
          </table:table-cell>
          <table:table-cell table:formula="of:=AVERAGE([.D29:.D38])" office:value-type="float" office:value="0.9542">
            <text:p>0.9542</text:p>
          </table:table-cell>
          <table:table-cell table:formula="of:=AVERAGE([.E29:.E38])" office:value-type="float" office:value="0.3195">
            <text:p>0.3195</text:p>
          </table:table-cell>
          <table:table-cell table:formula="of:=AVERAGE([.F29:.F38])" office:value-type="float" office:value="0.3601">
            <text:p>0.3601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4000 x 16</text:p>
          </table:table-cell>
          <table:table-cell office:value-type="string">
            <text:p>CUDA Matrix Multiply</text:p>
          </table:table-cell>
          <table:table-cell office:value-type="string">
            <text:p>OpenCL Matrix Multiply</text:p>
          </table:table-cell>
          <table:table-cell office:value-type="string">
            <text:p>CUDA Shared Memory</text:p>
          </table:table-cell>
          <table:table-cell office:value-type="string">
            <text:p>OpenCL Shared Memory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esla</text:p>
          </table:table-cell>
          <table:table-cell office:value-type="float" office:value="2.108">
            <text:p>2.108</text:p>
          </table:table-cell>
          <table:table-cell office:value-type="float" office:value="1.836">
            <text:p>1.836</text:p>
          </table:table-cell>
          <table:table-cell office:value-type="float" office:value="0.707">
            <text:p>0.707</text:p>
          </table:table-cell>
          <table:table-cell office:value-type="float" office:value="0.777">
            <text:p>0.77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.108">
            <text:p>2.108</text:p>
          </table:table-cell>
          <table:table-cell office:value-type="float" office:value="1.838">
            <text:p>1.838</text:p>
          </table:table-cell>
          <table:table-cell office:value-type="float" office:value="0.707">
            <text:p>0.707</text:p>
          </table:table-cell>
          <table:table-cell office:value-type="float" office:value="0.786">
            <text:p>0.78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.108">
            <text:p>2.108</text:p>
          </table:table-cell>
          <table:table-cell office:value-type="float" office:value="1.822">
            <text:p>1.822</text:p>
          </table:table-cell>
          <table:table-cell office:value-type="float" office:value="0.706">
            <text:p>0.706</text:p>
          </table:table-cell>
          <table:table-cell office:value-type="float" office:value="0.786">
            <text:p>0.78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.106">
            <text:p>2.106</text:p>
          </table:table-cell>
          <table:table-cell office:value-type="float" office:value="1.831">
            <text:p>1.831</text:p>
          </table:table-cell>
          <table:table-cell office:value-type="float" office:value="0.707">
            <text:p>0.707</text:p>
          </table:table-cell>
          <table:table-cell office:value-type="float" office:value="0.786">
            <text:p>0.78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.108">
            <text:p>2.108</text:p>
          </table:table-cell>
          <table:table-cell office:value-type="float" office:value="1.844">
            <text:p>1.844</text:p>
          </table:table-cell>
          <table:table-cell office:value-type="float" office:value="0.707">
            <text:p>0.707</text:p>
          </table:table-cell>
          <table:table-cell office:value-type="float" office:value="0.782">
            <text:p>0.78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.106">
            <text:p>2.106</text:p>
          </table:table-cell>
          <table:table-cell office:value-type="float" office:value="1.832">
            <text:p>1.832</text:p>
          </table:table-cell>
          <table:table-cell office:value-type="float" office:value="0.707">
            <text:p>0.707</text:p>
          </table:table-cell>
          <table:table-cell office:value-type="float" office:value="0.793">
            <text:p>0.79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.109">
            <text:p>2.109</text:p>
          </table:table-cell>
          <table:table-cell office:value-type="float" office:value="1.827">
            <text:p>1.827</text:p>
          </table:table-cell>
          <table:table-cell office:value-type="float" office:value="0.707">
            <text:p>0.707</text:p>
          </table:table-cell>
          <table:table-cell office:value-type="float" office:value="0.785">
            <text:p>0.78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.106">
            <text:p>2.106</text:p>
          </table:table-cell>
          <table:table-cell office:value-type="float" office:value="1.831">
            <text:p>1.831</text:p>
          </table:table-cell>
          <table:table-cell office:value-type="float" office:value="0.706">
            <text:p>0.706</text:p>
          </table:table-cell>
          <table:table-cell office:value-type="float" office:value="0.79">
            <text:p>0.7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.108">
            <text:p>2.108</text:p>
          </table:table-cell>
          <table:table-cell office:value-type="float" office:value="1.845">
            <text:p>1.845</text:p>
          </table:table-cell>
          <table:table-cell office:value-type="float" office:value="0.706">
            <text:p>0.706</text:p>
          </table:table-cell>
          <table:table-cell office:value-type="float" office:value="0.79">
            <text:p>0.7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.108">
            <text:p>2.108</text:p>
          </table:table-cell>
          <table:table-cell office:value-type="float" office:value="1.83">
            <text:p>1.83</text:p>
          </table:table-cell>
          <table:table-cell office:value-type="float" office:value="0.707">
            <text:p>0.707</text:p>
          </table:table-cell>
          <table:table-cell office:value-type="float" office:value="0.781">
            <text:p>0.78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42:.C51])" office:value-type="float" office:value="2.1075">
            <text:p>2.1075</text:p>
          </table:table-cell>
          <table:table-cell table:formula="of:=AVERAGE([.D42:.D51])" office:value-type="float" office:value="1.8336">
            <text:p>1.8336</text:p>
          </table:table-cell>
          <table:table-cell table:formula="of:=AVERAGE([.E42:.E51])" office:value-type="float" office:value="0.7067">
            <text:p>0.7067</text:p>
          </table:table-cell>
          <table:table-cell table:formula="of:=AVERAGE([.F42:.F51])" office:value-type="float" office:value="0.7856">
            <text:p>0.7856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6000 x 16</text:p>
          </table:table-cell>
          <table:table-cell office:value-type="string">
            <text:p>CUDA Matrix Multiply</text:p>
          </table:table-cell>
          <table:table-cell office:value-type="string">
            <text:p>OpenCL Matrix Multiply</text:p>
          </table:table-cell>
          <table:table-cell office:value-type="string">
            <text:p>CUDA Shared Memory</text:p>
          </table:table-cell>
          <table:table-cell office:value-type="string">
            <text:p>OpenCL Shared Memory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esla</text:p>
          </table:table-cell>
          <table:table-cell office:value-type="float" office:value="7.147">
            <text:p>7.147</text:p>
          </table:table-cell>
          <table:table-cell office:value-type="float" office:value="7.429">
            <text:p>7.429</text:p>
          </table:table-cell>
          <table:table-cell office:value-type="float" office:value="2.383">
            <text:p>2.383</text:p>
          </table:table-cell>
          <table:table-cell office:value-type="float" office:value="2.527">
            <text:p>2.52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7.156">
            <text:p>7.156</text:p>
          </table:table-cell>
          <table:table-cell office:value-type="float" office:value="7.387">
            <text:p>7.387</text:p>
          </table:table-cell>
          <table:table-cell office:value-type="float" office:value="2.383">
            <text:p>2.383</text:p>
          </table:table-cell>
          <table:table-cell office:value-type="float" office:value="2.545">
            <text:p>2.54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7.158">
            <text:p>7.158</text:p>
          </table:table-cell>
          <table:table-cell office:value-type="float" office:value="7.387">
            <text:p>7.387</text:p>
          </table:table-cell>
          <table:table-cell office:value-type="float" office:value="2.383">
            <text:p>2.383</text:p>
          </table:table-cell>
          <table:table-cell office:value-type="float" office:value="2.53">
            <text:p>2.5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7.154">
            <text:p>7.154</text:p>
          </table:table-cell>
          <table:table-cell office:value-type="float" office:value="7.403">
            <text:p>7.403</text:p>
          </table:table-cell>
          <table:table-cell office:value-type="float" office:value="2.383">
            <text:p>2.383</text:p>
          </table:table-cell>
          <table:table-cell office:value-type="float" office:value="2.545">
            <text:p>2.54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7.156">
            <text:p>7.156</text:p>
          </table:table-cell>
          <table:table-cell office:value-type="float" office:value="7.41">
            <text:p>7.41</text:p>
          </table:table-cell>
          <table:table-cell office:value-type="float" office:value="2.383">
            <text:p>2.383</text:p>
          </table:table-cell>
          <table:table-cell office:value-type="float" office:value="2.546">
            <text:p>2.54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7.156">
            <text:p>7.156</text:p>
          </table:table-cell>
          <table:table-cell office:value-type="float" office:value="7.398">
            <text:p>7.398</text:p>
          </table:table-cell>
          <table:table-cell office:value-type="float" office:value="2.383">
            <text:p>2.383</text:p>
          </table:table-cell>
          <table:table-cell office:value-type="float" office:value="2.543">
            <text:p>2.54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7.154">
            <text:p>7.154</text:p>
          </table:table-cell>
          <table:table-cell office:value-type="float" office:value="7.42">
            <text:p>7.42</text:p>
          </table:table-cell>
          <table:table-cell office:value-type="float" office:value="2.383">
            <text:p>2.383</text:p>
          </table:table-cell>
          <table:table-cell office:value-type="float" office:value="2.534">
            <text:p>2.53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7.15">
            <text:p>7.15</text:p>
          </table:table-cell>
          <table:table-cell office:value-type="float" office:value="7.423">
            <text:p>7.423</text:p>
          </table:table-cell>
          <table:table-cell office:value-type="float" office:value="2.383">
            <text:p>2.383</text:p>
          </table:table-cell>
          <table:table-cell office:value-type="float" office:value="2.542">
            <text:p>2.54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7.148">
            <text:p>7.148</text:p>
          </table:table-cell>
          <table:table-cell office:value-type="float" office:value="7.393">
            <text:p>7.393</text:p>
          </table:table-cell>
          <table:table-cell office:value-type="float" office:value="2.383">
            <text:p>2.383</text:p>
          </table:table-cell>
          <table:table-cell office:value-type="float" office:value="2.538">
            <text:p>2.53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7.148">
            <text:p>7.148</text:p>
          </table:table-cell>
          <table:table-cell office:value-type="float" office:value="7.396">
            <text:p>7.396</text:p>
          </table:table-cell>
          <table:table-cell office:value-type="float" office:value="2.383">
            <text:p>2.383</text:p>
          </table:table-cell>
          <table:table-cell office:value-type="float" office:value="2.529">
            <text:p>2.52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55:.C64])" office:value-type="float" office:value="7.1527">
            <text:p>7.1527</text:p>
          </table:table-cell>
          <table:table-cell table:formula="of:=AVERAGE([.D55:.D64])" office:value-type="float" office:value="7.4046">
            <text:p>7.4046</text:p>
          </table:table-cell>
          <table:table-cell table:formula="of:=AVERAGE([.E55:.E64])" office:value-type="float" office:value="2.383">
            <text:p>2.383</text:p>
          </table:table-cell>
          <table:table-cell table:formula="of:=AVERAGE([.F55:.F64])" office:value-type="float" office:value="2.5379">
            <text:p>2.5379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8000 x 16</text:p>
          </table:table-cell>
          <table:table-cell office:value-type="string">
            <text:p>CUDA Matrix Multiply</text:p>
          </table:table-cell>
          <table:table-cell office:value-type="string">
            <text:p>OpenCL Matrix Multiply</text:p>
          </table:table-cell>
          <table:table-cell office:value-type="string">
            <text:p>CUDA Shared Memory</text:p>
          </table:table-cell>
          <table:table-cell office:value-type="string">
            <text:p>OpenCL Shared Memory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esla</text:p>
          </table:table-cell>
          <table:table-cell office:value-type="float" office:value="17.256001">
            <text:p>17.256001</text:p>
          </table:table-cell>
          <table:table-cell office:value-type="float" office:value="20.624001">
            <text:p>20.624001</text:p>
          </table:table-cell>
          <table:table-cell office:value-type="float" office:value="5.669">
            <text:p>5.669</text:p>
          </table:table-cell>
          <table:table-cell office:value-type="float" office:value="5.916">
            <text:p>5.91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7.259001">
            <text:p>17.259001</text:p>
          </table:table-cell>
          <table:table-cell office:value-type="float" office:value="20.632">
            <text:p>20.632</text:p>
          </table:table-cell>
          <table:table-cell office:value-type="float" office:value="5.669">
            <text:p>5.669</text:p>
          </table:table-cell>
          <table:table-cell office:value-type="float" office:value="5.939">
            <text:p>5.93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7.26">
            <text:p>17.26</text:p>
          </table:table-cell>
          <table:table-cell office:value-type="float" office:value="20.617001">
            <text:p>20.617001</text:p>
          </table:table-cell>
          <table:table-cell office:value-type="float" office:value="5.668">
            <text:p>5.668</text:p>
          </table:table-cell>
          <table:table-cell office:value-type="float" office:value="5.953">
            <text:p>5.95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7.26">
            <text:p>17.26</text:p>
          </table:table-cell>
          <table:table-cell office:value-type="float" office:value="20.636999">
            <text:p>20.636999</text:p>
          </table:table-cell>
          <table:table-cell office:value-type="float" office:value="5.669">
            <text:p>5.669</text:p>
          </table:table-cell>
          <table:table-cell office:value-type="float" office:value="5.939">
            <text:p>5.93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7.259001">
            <text:p>17.259001</text:p>
          </table:table-cell>
          <table:table-cell office:value-type="float" office:value="20.65">
            <text:p>20.65</text:p>
          </table:table-cell>
          <table:table-cell office:value-type="float" office:value="5.669">
            <text:p>5.669</text:p>
          </table:table-cell>
          <table:table-cell office:value-type="float" office:value="5.91">
            <text:p>5.9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7.261999">
            <text:p>17.261999</text:p>
          </table:table-cell>
          <table:table-cell office:value-type="float" office:value="20.666">
            <text:p>20.666</text:p>
          </table:table-cell>
          <table:table-cell office:value-type="float" office:value="5.669">
            <text:p>5.669</text:p>
          </table:table-cell>
          <table:table-cell office:value-type="float" office:value="5.939">
            <text:p>5.93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7.261">
            <text:p>17.261</text:p>
          </table:table-cell>
          <table:table-cell office:value-type="float" office:value="20.663">
            <text:p>20.663</text:p>
          </table:table-cell>
          <table:table-cell office:value-type="float" office:value="5.668">
            <text:p>5.668</text:p>
          </table:table-cell>
          <table:table-cell office:value-type="float" office:value="5.928">
            <text:p>5.92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7.259001">
            <text:p>17.259001</text:p>
          </table:table-cell>
          <table:table-cell office:value-type="float" office:value="20.655001">
            <text:p>20.655001</text:p>
          </table:table-cell>
          <table:table-cell office:value-type="float" office:value="5.668">
            <text:p>5.668</text:p>
          </table:table-cell>
          <table:table-cell office:value-type="float" office:value="5.934">
            <text:p>5.93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7.254">
            <text:p>17.254</text:p>
          </table:table-cell>
          <table:table-cell office:value-type="float" office:value="20.676001">
            <text:p>20.676001</text:p>
          </table:table-cell>
          <table:table-cell office:value-type="float" office:value="5.669">
            <text:p>5.669</text:p>
          </table:table-cell>
          <table:table-cell office:value-type="float" office:value="5.91">
            <text:p>5.9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7.264">
            <text:p>17.264</text:p>
          </table:table-cell>
          <table:table-cell office:value-type="float" office:value="20.607">
            <text:p>20.607</text:p>
          </table:table-cell>
          <table:table-cell office:value-type="float" office:value="5.668">
            <text:p>5.668</text:p>
          </table:table-cell>
          <table:table-cell office:value-type="float" office:value="5.952">
            <text:p>5.95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68:.C77])" office:value-type="float" office:value="17.2594003">
            <text:p>17.2594003</text:p>
          </table:table-cell>
          <table:table-cell table:formula="of:=AVERAGE([.D68:.D77])" office:value-type="float" office:value="20.6427003">
            <text:p>20.6427003</text:p>
          </table:table-cell>
          <table:table-cell table:formula="of:=AVERAGE([.E68:.E77])" office:value-type="float" office:value="5.6686">
            <text:p>5.6686</text:p>
          </table:table-cell>
          <table:table-cell table:formula="of:=AVERAGE([.F68:.F77])" office:value-type="float" office:value="5.932">
            <text:p>5.932</text:p>
          </table:table-cell>
          <table:table-cell table:number-columns-repeated="7"/>
        </table:table-row>
        <table:table-row table:style-name="ro2" table:number-rows-repeated="2">
          <table:table-cell table:number-columns-repeated="13"/>
        </table:table-row>
        <table:table-row table:style-name="ro3">
          <table:table-cell/>
          <table:table-cell office:value-type="string">
            <text:p>10000 x 16</text:p>
          </table:table-cell>
          <table:table-cell office:value-type="string">
            <text:p>CUDA Matrix Multiply</text:p>
          </table:table-cell>
          <table:table-cell office:value-type="string">
            <text:p>OpenCL Matrix Multiply</text:p>
          </table:table-cell>
          <table:table-cell office:value-type="string">
            <text:p>CUDA Shared Memory</text:p>
          </table:table-cell>
          <table:table-cell office:value-type="string">
            <text:p>OpenCL Shared Memory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esla</text:p>
          </table:table-cell>
          <table:table-cell office:value-type="float" office:value="33.52">
            <text:p>33.52</text:p>
          </table:table-cell>
          <table:table-cell office:value-type="float" office:value="41.446999">
            <text:p>41.446999</text:p>
          </table:table-cell>
          <table:table-cell office:value-type="float" office:value="11.055">
            <text:p>11.055</text:p>
          </table:table-cell>
          <table:table-cell office:value-type="float" office:value="11.387">
            <text:p>11.38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3.530998">
            <text:p>33.530998</text:p>
          </table:table-cell>
          <table:table-cell office:value-type="float" office:value="41.391998">
            <text:p>41.391998</text:p>
          </table:table-cell>
          <table:table-cell office:value-type="float" office:value="11.056">
            <text:p>11.056</text:p>
          </table:table-cell>
          <table:table-cell office:value-type="float" office:value="11.414">
            <text:p>11.41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3.518002">
            <text:p>33.518002</text:p>
          </table:table-cell>
          <table:table-cell office:value-type="float" office:value="41.459">
            <text:p>41.459</text:p>
          </table:table-cell>
          <table:table-cell office:value-type="float" office:value="11.055">
            <text:p>11.055</text:p>
          </table:table-cell>
          <table:table-cell office:value-type="float" office:value="11.41">
            <text:p>11.4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3.528">
            <text:p>33.528</text:p>
          </table:table-cell>
          <table:table-cell office:value-type="float" office:value="41.469002">
            <text:p>41.469002</text:p>
          </table:table-cell>
          <table:table-cell office:value-type="float" office:value="11.054">
            <text:p>11.054</text:p>
          </table:table-cell>
          <table:table-cell office:value-type="float" office:value="11.387">
            <text:p>11.38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3.493999">
            <text:p>33.493999</text:p>
          </table:table-cell>
          <table:table-cell office:value-type="float" office:value="41.441002">
            <text:p>41.441002</text:p>
          </table:table-cell>
          <table:table-cell office:value-type="float" office:value="11.055">
            <text:p>11.055</text:p>
          </table:table-cell>
          <table:table-cell office:value-type="float" office:value="11.414">
            <text:p>11.41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3.521">
            <text:p>33.521</text:p>
          </table:table-cell>
          <table:table-cell office:value-type="float" office:value="41.396">
            <text:p>41.396</text:p>
          </table:table-cell>
          <table:table-cell office:value-type="float" office:value="11.056">
            <text:p>11.056</text:p>
          </table:table-cell>
          <table:table-cell office:value-type="float" office:value="11.384">
            <text:p>11.38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3.499001">
            <text:p>33.499001</text:p>
          </table:table-cell>
          <table:table-cell office:value-type="float" office:value="41.472">
            <text:p>41.472</text:p>
          </table:table-cell>
          <table:table-cell office:value-type="float" office:value="11.055">
            <text:p>11.055</text:p>
          </table:table-cell>
          <table:table-cell office:value-type="float" office:value="11.384">
            <text:p>11.38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3.494999">
            <text:p>33.494999</text:p>
          </table:table-cell>
          <table:table-cell office:value-type="float" office:value="41.396999">
            <text:p>41.396999</text:p>
          </table:table-cell>
          <table:table-cell office:value-type="float" office:value="11.056">
            <text:p>11.056</text:p>
          </table:table-cell>
          <table:table-cell office:value-type="float" office:value="11.42">
            <text:p>11.4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3.490002">
            <text:p>33.490002</text:p>
          </table:table-cell>
          <table:table-cell office:value-type="float" office:value="41.395">
            <text:p>41.395</text:p>
          </table:table-cell>
          <table:table-cell office:value-type="float" office:value="11.057">
            <text:p>11.057</text:p>
          </table:table-cell>
          <table:table-cell office:value-type="float" office:value="11.39">
            <text:p>11.3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3.497002">
            <text:p>33.497002</text:p>
          </table:table-cell>
          <table:table-cell office:value-type="float" office:value="41.395">
            <text:p>41.395</text:p>
          </table:table-cell>
          <table:table-cell office:value-type="float" office:value="11.055">
            <text:p>11.055</text:p>
          </table:table-cell>
          <table:table-cell office:value-type="float" office:value="11.436">
            <text:p>11.43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82:.C91])" office:value-type="float" office:value="33.5093003">
            <text:p>33.5093003</text:p>
          </table:table-cell>
          <table:table-cell table:formula="of:=AVERAGE([.D82:.D91])" office:value-type="float" office:value="41.4263">
            <text:p>41.4263</text:p>
          </table:table-cell>
          <table:table-cell table:formula="of:=AVERAGE([.E82:.E91])" office:value-type="float" office:value="11.0554">
            <text:p>11.0554</text:p>
          </table:table-cell>
          <table:table-cell table:formula="of:=AVERAGE([.F82:.F91])" office:value-type="float" office:value="11.4026">
            <text:p>11.4026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4">14/02/2014</text:date>, <text:time>16:5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Nunes</meta:initial-creator>
    <meta:creation-date>2014-02-10T20:21:16.85</meta:creation-date>
    <dc:date>2014-02-14T16:51:03.56</dc:date>
    <dc:creator>Matthew Nunes</dc:creator>
    <meta:editing-duration>P1DT5H22M5S</meta:editing-duration>
    <meta:editing-cycles>12</meta:editing-cycles>
    <meta:generator>OpenOffice/4.0.1$Win32 OpenOffice.org_project/401m5$Build-9714</meta:generator>
    <meta:document-statistic meta:table-count="3" meta:cell-count="397" meta:object-count="0"/>
  </office:meta>
</office:document-meta>
</file>